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start" style:justify-single-word="false"/>
      <style:text-properties style:font-name="Times New Roman1" fo:font-size="10pt" style:font-size-asian="10pt" style:font-size-complex="10pt"/>
    </style:style>
    <style:style style:name="P5" style:family="paragraph" style:parent-style-name="Preformatted_20_Text">
      <style:paragraph-properties fo:text-align="justify" style:justify-single-word="false"/>
    </style:style>
    <style:style style:name="P6" style:family="paragraph" style:parent-style-name="Bibliography_20_1">
      <style:paragraph-properties>
        <style:tab-stops/>
      </style:paragraph-properties>
    </style:style>
    <style:style style:name="P7" style:family="paragraph" style:parent-style-name="Text_20_body" style:master-page-name="">
      <style:paragraph-properties fo:margin-top="0in" fo:margin-bottom="0in" style:page-number="auto" fo:background-color="transparent" style:shadow="none">
        <style:tab-stops/>
        <style:background-image/>
      </style:paragraph-properties>
      <style:text-properties fo:font-weight="bold" style:font-weight-asian="bold" style:font-weight-complex="bold"/>
    </style:style>
    <style:style style:name="P8" style:family="paragraph" style:parent-style-name="Text_20_body">
      <style:paragraph-properties fo:margin-top="0in" fo:margin-bottom="0in" fo:background-color="transparent" style:shadow="none">
        <style:tab-stops/>
        <style:background-image/>
      </style:paragraph-properties>
      <style:text-properties fo:font-weight="bold" style:font-weight-asian="bold" style:font-weight-complex="bold"/>
    </style:style>
    <style:style style:name="P9" style:family="paragraph" style:parent-style-name="Preformatted_20_Text">
      <style:paragraph-properties fo:text-align="justify" style:justify-single-word="false"/>
      <style:text-properties style:font-name="Times New Roman1"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Cache-Coherence Protocols on Symmetric Multiprocessors</text:p>
        <text:p text:style-name="Heading">Using the SESC: SuperESCalar Simulator</text:p>
        <text:p text:style-name="P2"/>
        <text:p text:style-name="P2">Eric Chang</text:p>
      </text:section>
      <text:p text:style-name="P2"/>
      <text:section text:style-name="Sect2" text:name="Sección2">
        <text:p text:style-name="P7">Abstract</text:p>
        <text:p text:style-name="P8"/>
        <text:p text:style-name="Text_20_body"/>
        <text:h text:style-name="Heading_20_1"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3"/>
        <text:p text:style-name="P3">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3"/>
        <text:h text:style-name="Heading_20_1" text:outline-level="1">Cache Coherence Protocols</text:h>
        <text:p text:style-name="P3"><draw:frame draw:style-name="fr1" draw:name="Marco1" text:anchor-type="paragraph" svg:width="3.15in" draw:z-index="0"><draw:text-box fo:min-height="2.9654in"><text:p text:style-name="Figure"><draw:frame draw:style-name="fr2"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ext:soft-page-break/>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h text:style-name="Heading_20_2" text:outline-level="2">Snoopy-Based Cache-Coherence Protocol</text:h>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3"/>
        <text:h text:style-name="Heading_20_2" text:outline-level="2">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text:soft-page-break/>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draw:frame draw:style-name="fr1" draw:name="Marco2" text:anchor-type="paragraph" svg:width="3.15in" draw:z-index="8"><draw:text-box fo:min-height="2.6402in"><text:p text:style-name="Figure"><draw:frame draw:style-name="fr3" draw:name="gráficos4" text:anchor-type="paragraph" svg:x="0.0016in" svg:y="0.0008in" svg:width="3.15in" style:rel-width="100%" svg:height="2.6402in" style:rel-height="scale" draw:z-index="9"><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text:soft-page-break/>or shared block to return to the directory before we forward it back to the requester.</text:p>
        <text:p text:style-name="P3"/>
        <text:p text:style-name="P3">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Heading_20_2" text:outline-level="2">Modifications to the Directory Protocol</text:h>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h text:style-name="Heading_20_1" text:outline-level="1">Cache</text:h>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h text:style-name="Heading_20_2" text:outline-level="2">MSI Protocol</text:h>
        <text:p text:style-name="P3">The MSI protocol is the most basic of the cache-coherence protocols, using only three stages to ensure cache coherency. The three states stand for Modified(M), Shared(S), and Invalid(I). The Modified state signifies that the cache block is modified and that no other <text:soft-page-break/>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3"/>
        <text:p text:style-name="P3">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h text:style-name="Heading_20_2" text:outline-level="2">MOESI Protocol</text:h>
        <text:p text:style-name="P3"><draw:frame draw:style-name="fr1" draw:name="Marco3" text:anchor-type="paragraph" svg:width="3.15in" draw:z-index="2"><draw:text-box fo:min-height="2.5354in"><text:p text:style-name="Figure"><draw:frame draw:style-name="fr2"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2" text:name="Figure" text:formula="ooow:Figure+1" style:num-format="1">3.1</text:sequence> MOESI cache, requests from directory</text:p></draw:text-box></draw:frame></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h text:style-name="Heading_20_2" text:outline-level="2">Changing Cache Size</text:h>
        <table:table table:name="Tabla2" table:style-name="Tabla2">
          <table:table-column table:style-name="Tabla2.A" table:number-columns-repeated="5"/>
          <table:table-row>
            <table:table-cell table:style-name="Tabla2.A1" office:value-type="string">
              <text:p text:style-name="P4"/>
            </table:table-cell>
            <table:table-cell table:style-name="Tabla2.A1" office:value-type="string">
              <text:p text:style-name="P4">Main Memory</text:p>
            </table:table-cell>
            <table:table-cell table:style-name="Tabla2.A1" office:value-type="string">
              <text:p text:style-name="P4">Cache Line</text:p>
            </table:table-cell>
            <table:table-cell table:style-name="Tabla2.A1" office:value-type="string">
              <text:p text:style-name="P4">Other Processor</text:p>
            </table:table-cell>
            <table:table-cell table:style-name="Tabla2.E1" office:value-type="string">
              <text:p text:style-name="P4">Snoop Request</text:p>
            </table:table-cell>
          </table:table-row>
          <table:table-row>
            <table:table-cell table:style-name="Tabla2.A2" office:value-type="string">
              <text:p text:style-name="P4">Modified</text:p>
            </table:table-cell>
            <table:table-cell table:style-name="Tabla2.A2" office:value-type="string">
              <text:p text:style-name="P4">Stale</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Modified cache responds</text:p>
            </table:table-cell>
          </table:table-row>
          <table:table-row>
            <table:table-cell table:style-name="Tabla2.A2" office:value-type="string">
              <text:p text:style-name="P4">Owner</text:p>
            </table:table-cell>
            <table:table-cell table:style-name="Tabla2.A2" office:value-type="string">
              <text:p text:style-name="P4">Can be stale</text:p>
            </table:table-cell>
            <table:table-cell table:style-name="Tabla2.A2" office:value-type="string">
              <text:p text:style-name="P4">Most recent, correct copy</text:p>
            </table:table-cell>
            <table:table-cell table:style-name="Tabla2.A2" office:value-type="string">
              <text:p text:style-name="P4">Shared state</text:p>
            </table:table-cell>
            <table:table-cell table:style-name="Tabla2.E2" office:value-type="string">
              <text:p text:style-name="P4">Owned cache responds</text:p>
            </table:table-cell>
          </table:table-row>
          <table:table-row>
            <table:table-cell table:style-name="Tabla2.A2" office:value-type="string">
              <text:p text:style-name="P4">Exclusive</text:p>
            </table:table-cell>
            <table:table-cell table:style-name="Tabla2.A2" office:value-type="string">
              <text:p text:style-name="P4">Most recent, correct copy</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Exclusive cache or main memory responds</text:p>
            </table:table-cell>
          </table:table-row>
          <table:table-row>
            <table:table-cell table:style-name="Tabla2.A2" office:value-type="string">
              <text:p text:style-name="P4">Shared</text:p>
            </table:table-cell>
            <table:table-cell table:style-name="Tabla2.A2" office:value-type="string">
              <text:p text:style-name="P4">Can hold most recent, correct copy</text:p>
            </table:table-cell>
            <table:table-cell table:style-name="Tabla2.A2" office:value-type="string">
              <text:p text:style-name="P4">Can hold most recent, correct copy</text:p>
            </table:table-cell>
            <table:table-cell table:style-name="Tabla2.A2" office:value-type="string">
              <text:p text:style-name="P4">Shared or owned</text:p>
            </table:table-cell>
            <table:table-cell table:style-name="Tabla2.E2" office:value-type="string">
              <text:p text:style-name="P4">May not respond</text:p>
            </table:table-cell>
          </table:table-row>
          <table:table-row>
            <table:table-cell table:style-name="Tabla2.A2" office:value-type="string">
              <text:p text:style-name="P4">Invalid</text:p>
            </table:table-cell>
            <table:table-cell table:style-name="Tabla2.A2" office:value-type="string">
              <text:p text:style-name="P4">May hold valid or invalid</text:p>
            </table:table-cell>
            <table:table-cell table:style-name="Tabla2.A2" office:value-type="string">
              <text:p text:style-name="P4">Invalid copy</text:p>
            </table:table-cell>
            <table:table-cell table:style-name="Tabla2.A2" office:value-type="string">
              <text:p text:style-name="P4">May hold valid or invalid copy</text:p>
            </table:table-cell>
            <table:table-cell table:style-name="Tabla2.E2" office:value-type="string">
              <text:p text:style-name="P4">May not respond</text:p>
            </table:table-cell>
          </table:table-row>
        </table:table>
        <text:p text:style-name="Table_20__28_user_29_">Table <text:sequence text:ref-name="refTable0" text:name="Table" text:formula="ooow:Table+1" style:num-format="1">1</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text:soft-page-break/>bit data to have a 1kB L1 cache. In the case of the L2 cache, I used an associativity of 4 with 8 sets to get 32 blocks. this equates to a 2kB 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h text:style-name="Heading_20_1" text:outline-level="1">Network</text:h>
        <text:p text:style-name="P2"><draw:frame draw:style-name="fr1" draw:name="Marco4" text:anchor-type="paragraph" svg:width="3.15in" draw:z-index="4"><draw:text-box fo:min-height="1.9429in"><text:p text:style-name="Figure"><draw:frame draw:style-name="fr2"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3" text:name="Figure" text:formula="ooow:Figure+1" style:num-format="1">4.1</text:sequence> Node connections to the network</text:p></draw:text-box></draw:frame></text:p>
        <text:p text:style-name="P3">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
        <text:h text:style-name="Heading_20_1" text:outline-level="1">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Heading_20_1" text:outline-level="1">SESC Simulator</text:h>
        <text:p text:style-name="P2"><draw:frame draw:style-name="fr1" draw:name="Marco5" text:anchor-type="paragraph" svg:width="3.15in" draw:z-index="6"><draw:text-box fo:min-height="3.8661in"><text:p text:style-name="Figure"><draw:frame draw:style-name="fr2" draw:name="gráficos1" text:anchor-type="paragraph" svg:x="0.0016in" svg:y="0.0008in" svg:width="3.15in" style:rel-width="100%" svg:height="3.8661in" style:rel-height="scale" draw:z-index="7"><draw:image xlink:href="Pictures/200000570004DCAC0005F7BB58348AB9.wmf" xlink:type="simple" xlink:show="embed" xlink:actuate="onLoad"/></draw:frame>Figure <text:sequence text:ref-name="refFigure4" text:name="Figure" text:formula="ooow:Figure+1" style:num-format="1">6.1</text:sequence> Connections in a single node</text:p></draw:text-box></draw:frame></text:p>
        <text:p text:style-name="P3">The simulations were done in SESC: <text:soft-page-break/>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3"/>
        <text:h text:style-name="Heading_20_1" text:outline-level="1">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Heading_20_1" text:outline-level="1">SPLASH2 benchmarks</text:h>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h text:style-name="Heading_20_1" text:outline-level="1">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1" text:outline-level="1">Further Work </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3"/>
        <text:p text:style-name="P3">We can compare the protocol we have to a <text:soft-page-break/>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2]</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3]</text:bibliography-mark></text:p>
        <text:p text:style-name="P5"/>
        <text:p text:style-name="Table_20__28_user_29_"/>
        <text:p text:style-name="P3"/>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6">[1] <text:s text:c="2"/>John L. Hennessy and David A. Patterson, Computer Architecture: A Quantitative Approach. Morgan Kaufmann Publishers, 2007.</text:p>
          <text:p text:style-name="P6">[2] <text:s text:c="2"/>Keith I. Farkas and Norman P. Jouppi, Complexity/Performance Tradeoffs with Non-Blocking Loads. In Proceedings of the 21st International Symposium on Computer Architecture, pages 211-222, April 1994.</text:p>
          <text:p text:style-name="P6">[3]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7T17:00:42.10</dc:date>
    <dc:creator>Eric Chang</dc:creator>
    <meta:editing-duration>PT17H00M41S</meta:editing-duration>
    <meta:editing-cycles>132</meta:editing-cycles>
    <meta:document-statistic meta:table-count="1" meta:image-count="5" meta:object-count="0" meta:page-count="8" meta:paragraph-count="97" meta:word-count="3748" meta:character-count="22392"/>
  </office:meta>
</office:document-meta>
</file>